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Overskrift1" style:master-page-name="MP0" style:family="paragraph">
      <style:paragraph-properties fo:break-before="page" fo:text-align="justify"/>
    </style:style>
    <style:style style:name="P2" style:parent-style-name="Normal" style:family="paragraph">
      <style:paragraph-properties fo:text-align="justify"/>
      <style:text-properties style:font-name="Times New Roman" style:font-name-complex="Times New Roman" fo:font-size="12pt" style:font-size-asian="12pt"/>
    </style:style>
  </office:automatic-styles>
  <office:body>
    <office:text text:use-soft-page-breaks="true">
      <text:h text:style-name="P1" text:outline-level="1">Fremtidige implementeringer</text:h>
      <text:p text:style-name="P2">Vi har gjort os en masse overvejelser over hvad vi gerne ville havde med i programmet. Nogle af de ting som vi gerne ville havde haft som vi desværre ikke nåede / havde erfaringen til det.</text:p>
      <text:h text:style-name="Overskrift2" text:outline-level="2">Autogenereret PDF fil</text:h>
      <text:p text:style-name="Normal">Vi kunne godt havde tænkt<text:s/>os at få autogeneret den PDF fil som fog skal udlevere til kunden med bygnings indstrukser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Overskrift1" style:display-name="Overskrift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Overskrift2" style:display-name="Overskrift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Standardskrifttypeiafsnit" style:display-name="Standardskrifttype i afsnit" style:family="text"/>
    <style:style style:name="Overskrift1Tegn" style:display-name="Overskrift 1 Tegn" style:family="text" style:parent-style-name="Standardskrifttypeiafsni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Overskrift2Tegn" style:display-name="Overskrift 2 Tegn" style:family="text" style:parent-style-name="Standardskrifttypeiafsnit">
      <style:text-properties style:font-name="Calibri Light" style:font-name-asian="Times New Roman" style:font-name-complex="Times New Roman" fo:color="#2F5496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430</meta:initial-creator>
    <dc:creator>T430</dc:creator>
    <meta:creation-date>2017-05-26T16:31:00Z</meta:creation-date>
    <dc:date>2017-05-26T16:48:00Z</dc:date>
    <meta:template xlink:href="Normal" xlink:type="simple"/>
    <meta:editing-cycles>1</meta:editing-cycles>
    <meta:editing-duration>PT1020S</meta:editing-duration>
    <meta:document-statistic meta:page-count="1" meta:paragraph-count="1" meta:word-count="50" meta:character-count="355" meta:row-count="2" meta:non-whitespace-character-count="306"/>
  </office:meta>
</office:document-meta>
</file>